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11.6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0pt" fo:font-weight="bold" officeooo:rsid="000790af" officeooo:paragraph-rsid="000790af" style:font-size-asian="30pt" style:font-weight-asian="bold" style:font-size-complex="30pt" style:font-weight-complex="bold"/>
    </style:style>
    <style:style style:name="P2" style:family="paragraph" style:parent-style-name="Standard">
      <style:text-properties fo:font-size="20pt" fo:font-weight="bold" officeooo:rsid="000790af" officeooo:paragraph-rsid="000790af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0790af" officeooo:paragraph-rsid="000790a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790af" officeooo:paragraph-rsid="0009717e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d4505" officeooo:paragraph-rsid="000d4505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5pt" officeooo:rsid="000e6675" officeooo:paragraph-rsid="000e6675" style:font-size-asian="13.1000003814697pt" style:font-size-complex="15pt"/>
    </style:style>
    <style:style style:name="P7" style:family="paragraph" style:parent-style-name="Standard">
      <style:text-properties fo:font-size="30pt" style:text-underline-style="solid" style:text-underline-width="auto" style:text-underline-color="font-color" fo:font-weight="bold" officeooo:rsid="000790af" officeooo:paragraph-rsid="000790af" style:font-size-asian="30pt" style:font-weight-asian="bold" style:font-size-complex="30pt" style:font-weight-complex="bold"/>
    </style:style>
    <style:style style:name="P8" style:family="paragraph" style:parent-style-name="Standard">
      <style:text-properties fo:font-size="12pt" fo:font-weight="normal" officeooo:rsid="0011b1ef" officeooo:paragraph-rsid="0011b1ef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13aee9" officeooo:paragraph-rsid="0013aee9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13aee9" officeooo:paragraph-rsid="0017841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officeooo:paragraph-rsid="00178418"/>
    </style:style>
    <style:style style:name="P12" style:family="paragraph" style:parent-style-name="Standard" style:list-style-name="L1">
      <style:text-properties officeooo:rsid="00178418" officeooo:paragraph-rsid="00178418"/>
    </style:style>
    <style:style style:name="T1" style:family="text">
      <style:text-properties officeooo:rsid="0009717e"/>
    </style:style>
    <style:style style:name="T2" style:family="text">
      <style:text-properties officeooo:rsid="000b3675"/>
    </style:style>
    <style:style style:name="T3" style:family="text">
      <style:text-properties officeooo:rsid="0013d90f"/>
    </style:style>
    <style:style style:name="T4" style:family="text">
      <style:text-properties officeooo:rsid="0014404d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3d90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912e6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ckets </text:p>
      <text:p text:style-name="P1"><text:tab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><text:s/>ID</text:p>
          </table:table-cell>
          <table:table-cell table:style-name="Table2.A1" office:value-type="string">
            <text:p text:style-name="P6">ACK</text:p>
          </table:table-cell>
          <table:table-cell table:style-name="Table2.A1" office:value-type="string">
            <text:p text:style-name="P6">PING</text:p>
          </table:table-cell>
          <table:table-cell table:style-name="Table2.A1" office:value-type="string">
            <text:p text:style-name="P6">GID</text:p>
          </table:table-cell>
          <table:table-cell table:style-name="Table2.E1" office:value-type="string">
            <text:p text:style-name="P6">DATA</text:p>
          </table:table-cell>
        </table:table-row>
      </table:table>
      <text:p text:style-name="P1"/>
      <text:p text:style-name="P2"/>
      <text:p text:style-name="P3"/>
      <text:p text:style-name="P3"><text:s/><text:span text:style-name="T1">ACK</text:span> : <text:span text:style-name="T1">Reprsents acknowledgement packet.</text:span></text:p>
      <text:p text:style-name="P4"><text:s/><text:span text:style-name="T2">PING: Represents if the packet is ping packet.</text:span></text:p>
      <text:p text:style-name="P3"><text:s/>ID: <text:s/><text:span text:style-name="T1">Denotes the packet id. Used for the packet table by each station.</text:span></text:p>
      <text:p text:style-name="P4"><text:s/><text:span text:style-name="T1">DATA: Contains the valid message. </text:span></text:p>
      <text:p text:style-name="P8"><text:s/>GID: Denotes the group id of each Packe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CK</text:p>
          </table:table-cell>
          <table:table-cell table:style-name="Table1.A1" office:value-type="string">
            <text:p text:style-name="P5">PING</text:p>
          </table:table-cell>
          <table:table-cell table:style-name="Table1.C1" office:value-type="string">
            <text:p text:style-name="P5">PACKET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C2" office:value-type="string">
            <text:p text:style-name="P5">Packet which contains valid data</text:p>
          </table:table-cell>
        </table:table-row>
        <table:table-row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C2" office:value-type="string">
            <text:p text:style-name="P5">Packet which sends a ping request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C2" office:value-type="string">
            <text:p text:style-name="P5">Packet which contains acknowledgement for a data packet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C2" office:value-type="string">
            <text:p text:style-name="P5">Packet which contains acknowledgement for a ping packet</text:p>
          </table:table-cell>
        </table:table-row>
      </table:table>
      <text:p text:style-name="P4"/>
      <text:p text:style-name="P4"/>
      <text:p text:style-name="P4"/>
      <text:p text:style-name="P4"/>
      <text:list xml:id="list1739154089998316313" text:style-name="L1">
        <text:list-item>
          <text:p text:style-name="P9">Each packet that arrives to a device gets into a <text:span text:style-name="T4">Packet P</text:span>rocess Thread.</text:p>
        </text:list-item>
        <text:list-item>
          <text:p text:style-name="P10">When a Data Packet Arrives, <text:span text:style-name="T3">the device checks GID of the packet with with the device id. </text:span></text:p>
          <text:list>
            <text:list-item>
              <text:p text:style-name="P11"><text:span text:style-name="T6">If found same then an acknowledgement packet will be sent back with ID of the packet being the same as the <text:s/>data packet. All intermediate stations will have an hashmap and each will be acknowldeged by this method. </text:span></text:p>
            </text:list-item>
            <text:list-item>
              <text:p text:style-name="P12"><text:span text:style-name="T6">I</text:span><text:span text:style-name="T5">f different </text:span><text:span text:style-name="T7">the packet will be flooded to all the stations it can reach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0:06:49.005579830</meta:creation-date>
    <dc:date>2016-08-03T22:36:14.699060108</dc:date>
    <meta:editing-duration>PT37M34S</meta:editing-duration>
    <meta:editing-cycles>18</meta:editing-cycles>
    <meta:generator>LibreOffice/4.2.8.2$Linux_X86_64 LibreOffice_project/420m0$Build-2</meta:generator>
    <meta:document-statistic meta:table-count="2" meta:image-count="0" meta:object-count="0" meta:page-count="1" meta:paragraph-count="31" meta:word-count="169" meta:character-count="907" meta:non-whitespace-character-count="759"/>
  </office:meta>
</office:document-meta>
</file>